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001547" officeooo:paragraph-rsid="00001547" style:font-weight-asian="bold" style:font-weight-complex="bold"/>
    </style:style>
    <style:style style:name="P2" style:family="paragraph" style:parent-style-name="Standard">
      <style:paragraph-properties fo:text-align="justify" style:justify-single-word="false"/>
      <style:text-properties fo:font-weight="bold" officeooo:rsid="0001b264" officeooo:paragraph-rsid="00089b22" style:font-weight-asian="bold" style:font-weight-complex="bold"/>
    </style:style>
    <style:style style:name="P3" style:family="paragraph" style:parent-style-name="Standard">
      <style:paragraph-properties fo:text-align="justify" style:justify-single-word="false"/>
      <style:text-properties officeooo:rsid="0005c899" officeooo:paragraph-rsid="0005c899"/>
    </style:style>
    <style:style style:name="P4" style:family="paragraph" style:parent-style-name="Standard">
      <style:paragraph-properties fo:text-align="justify" style:justify-single-word="false"/>
      <style:text-properties officeooo:rsid="0005c899" officeooo:paragraph-rsid="001564ab"/>
    </style:style>
    <style:style style:name="P5" style:family="paragraph" style:parent-style-name="Standard">
      <style:paragraph-properties fo:text-align="justify" style:justify-single-word="false"/>
      <style:text-properties officeooo:rsid="00089b22" officeooo:paragraph-rsid="00089b22"/>
    </style:style>
    <style:style style:name="P6" style:family="paragraph" style:parent-style-name="Standard">
      <style:paragraph-properties fo:text-align="justify" style:justify-single-word="false"/>
      <style:text-properties officeooo:rsid="00089b22" officeooo:paragraph-rsid="00177bf7"/>
    </style:style>
    <style:style style:name="P7" style:family="paragraph" style:parent-style-name="Standard">
      <style:paragraph-properties fo:text-align="justify" style:justify-single-word="false"/>
      <style:text-properties officeooo:rsid="00001547" officeooo:paragraph-rsid="00001547"/>
    </style:style>
    <style:style style:name="P8" style:family="paragraph" style:parent-style-name="Standard">
      <style:paragraph-properties fo:text-align="justify" style:justify-single-word="false"/>
      <style:text-properties officeooo:rsid="00001547" officeooo:paragraph-rsid="000a04f2"/>
    </style:style>
    <style:style style:name="P9" style:family="paragraph" style:parent-style-name="Standard">
      <style:paragraph-properties fo:text-align="justify" style:justify-single-word="false"/>
      <style:text-properties officeooo:rsid="00001547" officeooo:paragraph-rsid="00089b22"/>
    </style:style>
    <style:style style:name="P10" style:family="paragraph" style:parent-style-name="Standard">
      <style:paragraph-properties fo:text-align="justify" style:justify-single-word="false"/>
      <style:text-properties officeooo:rsid="000bbb13" officeooo:paragraph-rsid="000bbb13"/>
    </style:style>
    <style:style style:name="P11" style:family="paragraph" style:parent-style-name="Standard">
      <style:paragraph-properties fo:text-align="justify" style:justify-single-word="false"/>
      <style:text-properties officeooo:rsid="000bbb13" officeooo:paragraph-rsid="00001547"/>
    </style:style>
    <style:style style:name="P12" style:family="paragraph" style:parent-style-name="Standard">
      <style:paragraph-properties fo:text-align="justify" style:justify-single-word="false"/>
      <style:text-properties officeooo:rsid="0001b264" officeooo:paragraph-rsid="00089b22"/>
    </style:style>
    <style:style style:name="P13" style:family="paragraph" style:parent-style-name="Standard">
      <style:paragraph-properties fo:text-align="justify" style:justify-single-word="false"/>
      <style:text-properties officeooo:rsid="000333cd" officeooo:paragraph-rsid="000333cd"/>
    </style:style>
    <style:style style:name="P14" style:family="paragraph" style:parent-style-name="Standard">
      <style:paragraph-properties fo:text-align="justify" style:justify-single-word="false"/>
      <style:text-properties officeooo:rsid="00046520" officeooo:paragraph-rsid="00046520"/>
    </style:style>
    <style:style style:name="P15" style:family="paragraph" style:parent-style-name="Standard">
      <style:paragraph-properties fo:text-align="justify" style:justify-single-word="false"/>
      <style:text-properties officeooo:rsid="000a04f2" officeooo:paragraph-rsid="000a04f2"/>
    </style:style>
    <style:style style:name="P16" style:family="paragraph" style:parent-style-name="Standard">
      <style:paragraph-properties fo:text-align="justify" style:justify-single-word="false"/>
      <style:text-properties fo:font-weight="normal" officeooo:rsid="001ad00d" officeooo:paragraph-rsid="001ad00d" style:font-weight-asian="normal" style:font-weight-complex="normal"/>
    </style:style>
    <style:style style:name="P17" style:family="paragraph" style:parent-style-name="Standard" style:list-style-name="L1">
      <style:paragraph-properties fo:text-align="justify" style:justify-single-word="false"/>
      <style:text-properties officeooo:rsid="00089b22" officeooo:paragraph-rsid="001564ab"/>
    </style:style>
    <style:style style:name="P18" style:family="paragraph" style:parent-style-name="Standard" style:list-style-name="L2">
      <style:paragraph-properties fo:text-align="justify" style:justify-single-word="false"/>
      <style:text-properties officeooo:rsid="000889a9" officeooo:paragraph-rsid="001564ab"/>
    </style:style>
    <style:style style:name="P19" style:family="paragraph" style:parent-style-name="Standard" style:list-style-name="L2">
      <style:paragraph-properties fo:text-align="justify" style:justify-single-word="false"/>
      <style:text-properties officeooo:rsid="001564ab" officeooo:paragraph-rsid="001564ab"/>
    </style:style>
    <style:style style:name="P20" style:family="paragraph" style:parent-style-name="Standard" style:list-style-name="L2">
      <style:paragraph-properties fo:text-align="justify" style:justify-single-word="false"/>
      <style:text-properties officeooo:rsid="0016531d" officeooo:paragraph-rsid="0016531d"/>
    </style:style>
    <style:style style:name="P21" style:family="paragraph" style:parent-style-name="Standard">
      <style:paragraph-properties fo:text-align="justify" style:justify-single-word="false"/>
      <style:text-properties officeooo:rsid="001faaef" officeooo:paragraph-rsid="000bbb13"/>
    </style:style>
    <style:style style:name="T1" style:family="text">
      <style:text-properties officeooo:rsid="0001b264"/>
    </style:style>
    <style:style style:name="T2" style:family="text">
      <style:text-properties officeooo:rsid="000333cd"/>
    </style:style>
    <style:style style:name="T3" style:family="text">
      <style:text-properties officeooo:rsid="00046520"/>
    </style:style>
    <style:style style:name="T4" style:family="text">
      <style:text-properties fo:font-weight="bold" style:font-weight-asian="bold" style:font-weight-complex="bold"/>
    </style:style>
    <style:style style:name="T5" style:family="text">
      <style:text-properties officeooo:rsid="000a04f2"/>
    </style:style>
    <style:style style:name="T6" style:family="text">
      <style:text-properties officeooo:rsid="001564ab"/>
    </style:style>
    <style:style style:name="T7" style:family="text">
      <style:text-properties officeooo:rsid="0016531d"/>
    </style:style>
    <style:style style:name="T8" style:family="text">
      <style:text-properties officeooo:rsid="001e190c"/>
    </style:style>
    <style:style style:name="T9" style:family="text">
      <style:text-properties officeooo:rsid="001faae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Znantvseno razumevanje problema. </text:span>Problem je splošen opis, kaj še ni razsikaniu. Konceptualni okvir je, da to povežeš z znanostjo in s kakšnimi znanstvenimi orodji boš prišel do rezultata. <text:span text:style-name="T1">Povezava med metodo in cilji → kako nam metoda omogoča priti do cilja.</text:span></text:p>
      <text:p text:style-name="P7"/>
      <text:p text:style-name="P7"/>
      <text:p text:style-name="P1">Identificiraj in na kratko prikaži in pojasni problem ter cilje raziskave. Gre za praktični, teoretični, objektivni ali subjektivni problem?</text:p>
      <text:p text:style-name="P2">Problem: </text:p>
      <text:p text:style-name="P12">Genomska selekcija prinaša večji genetski napredek v selekciji, saj zniža generacijski interval in zviša točnost selekcije, poleg tega pa omogoča tudi identifikacijo novih ugodnih genetskih kombinacij pri potomcih. <text:span text:style-name="T2">Vendar pa je uvedba in izvedba genomske selekcije omejena z razpoložljivimi monetarnimi sredstvi. Izvedba genomske selekcije zahteva obnavljanje referenčne populacije in genotipizacijo selekcijskih kandidatov. Medtem, ko pri ženskah selekcijskih kandidatih dodaten strošek za rejce predstavlja le genotipizacija, pa pri moških ta strošek vključuje tudi dodaten strošek vzreje živali. Večje število genotipiziranih selekcijskih kandidatov predstavlja večji nabor živali za odbiro in s tem večje možnosti za identifikacijo najboljših posameznikov, ki bodo omogočili večji genetski napredek. Optimizacija števila selekcijskih kandidatov je tako ključno za učinkovit selekcijski program, da napredek sheme upraviči porabljena sredstva.</text:span></text:p>
      <text:p text:style-name="P13">Predhodne študije <text:span text:style-name="T3">so že raziskovale ekonomske vplive različnih strategij uporabe genomske selekcije pri odbiri in nadomeščanju ženskih živali. Nekatere študije so tudi analizirale profit in strošek selekcijskih shem z različnim številom moških selekcijskih kandidatov. Nobena izmed teh študij pa ni poskušala optimizirati števila moških selekcijskih kandidatov.</text:span></text:p>
      <text:p text:style-name="P14">Problem je optimizacijske narave in je praktični problem, kako zasnovati rejski program, da ob danih sredstvih maskimiziramo genetski napredek. Problem je objektiven.</text:p>
      <text:p text:style-name="P14"/>
      <text:p text:style-name="P14"/>
      <text:p text:style-name="P3"><text:span text:style-name="T4">Cilji</text:span>.</text:p>
      <text:p text:style-name="P4">Cilj<text:span text:style-name="T6">i </text:span>raziskave:</text:p>
      <text:list xml:id="list1401845637726136134" text:style-name="L1">
        <text:list-item>
          <text:p text:style-name="P17">simul<text:span text:style-name="T6">acija</text:span> različn<text:span text:style-name="T8">ih</text:span> genomsk<text:span text:style-name="T8">ih</text:span> scenarije<text:span text:style-name="T8">v</text:span> <text:span text:style-name="T8">z različnim številom očetov očetov ter njihovo <text:s/>genetsko in ekonomsko ovrednotenje</text:span></text:p>
        </text:list-item>
      </text:list>
      <text:list xml:id="list3340435453308857644" text:style-name="L2">
        <text:list-item>
          <text:p text:style-name="P18"><text:span text:style-name="T8">analizirati kumulativen profit kot funkcijo število selekcijskih kandidatov in </text:span>ekonomičn<text:span text:style-name="T8">o</text:span> optimiz<text:span text:style-name="T8">irati</text:span> število genotipiziranih selekcijskih kandidatov v genomski rejski shemi za populacijo govedi srednje velikosti </text:p>
        </text:list-item>
        <text:list-item>
          <text:p text:style-name="P19">raziskati vpliv števila očetov <text:span text:style-name="T8">očetov</text:span> <text:span text:style-name="T7">na optimalno število selekcijskih kandidatov</text:span></text:p>
        </text:list-item>
        <text:list-item>
          <text:p text:style-name="P20">raziskati vpliv inbridinga na optimalno število selekcijskih kandidatov</text:p>
        </text:list-item>
      </text:list>
      <text:p text:style-name="P9"/>
      <text:p text:style-name="P9"/>
      <text:p text:style-name="P1">Prepoznaj in z gesli povzemi teoretični (konceptualni okvir) članka. Je ta samostojni ali povezani del članka (ga najdete podelčkih)? Če je vključen v različne dela, okvir poskušaj povzeti.</text:p>
      <text:p text:style-name="P1"/>
      <text:p text:style-name="P6">Genomska selekcija prinaša večji genetski napredek <text:span text:style-name="T7">zaradi skrajšanega generacijskega intervala in zvišane točnosti selekcije,</text:span> zato je uvedba ključna za ohranjanje konkurenčnosti s preostalimi svetovnimi populacijami in trendi. <text:span text:style-name="T5">Z nižanjem stroškov genotipizacije je intuitiven zaključek, da se zvišuje tudi ekonomski optimum števila genotipiziranih selekcijskih kandidatov. Vendar pri moških selekcijskih kandidatih dodatnega stroška ne predstavlja samo strošek genotipizacije, vendar tudi vzreja in testiranje the posameznikov. Večje število selekcijskih kandidatov pomeni večje stroške, po drugi strani pa ponuja večjo možnost za identifikacijo elitnih posameznikov in tako večji genetski napredek. Število genotipiziranih moških selekcijskih kandidatov lahko tako optimiziramo z analizo kumulativnih stroškov selekcije oz. vzreje izbranega števila selekcijskih kandidatov in ovrednotenim profitom, ki ga prinaša dani genetski napredek. To zahteva ovrednotenje stroškov in profita selekcijske sheme. Analiza stroškov zahteva identifikacijo in upoštevanje stroškov vseh </text:span><text:soft-page-break/><text:span text:style-name="T5">dejanj potrebnih za vzrejo živali – tako materialni stroški kot stroškov dela, analiza dolgoročnega profita pa zahteva ovrednotenje profita, ki ga prinaša genetski napredek takšne selekcijske strategije. Stohastične simulacije so dobro orodje za simulacijo populacij in testiranje različnih selekcijskih scenarijev, saj omogočajo hitro in poceni testiranje različnih strategij, omogočajo tudi ponovitve analiz in pa nastavitve parametrov specifične populacije kot tudi testiranje preostalih selekcijskih parametrov, ki vplivajo na genetski napredek in ekonomičnost strategije.</text:span></text:p>
      <text:p text:style-name="P5"/>
      <text:p text:style-name="P21">Pri tem je potrebno scenarij primerjati tudi s scenarijem z enako strukturo brez uporabe genomske informacije, da lahko razčlenimo vire napredka. </text:p>
      <text:p text:style-name="P10"/>
      <text:p text:style-name="P10">Poleg genetskega napredka je za dolgoroč<text:span text:style-name="T9">no učinkovitost</text:span> selekcije pomembno tudi omejevanje inbridinga.</text:p>
      <text:p text:style-name="P15">Študija je tako želela optimizirati število genotipiziranih moških selekcijskih kanditdatov v <text:span text:style-name="T9">populaciji govedi zmerne velikosti, ki odraža izraelsko Holstein populacijo,</text:span> glede na genetski napredek in profit posamezne selekcijske strategije. Želeli so analizirati tudi vpliv <text:span text:style-name="T9">števila očetov <text:s/>očetov, omejevanja uporabe posameznega očeta</text:span> in inbridinga na tarčne parametre.</text:p>
      <text:p text:style-name="P8"/>
      <text:p text:style-name="P1">Prikaži kako so bile uporabljen metode in na katerih podatkih.</text:p>
      <text:p text:style-name="P11"/>
      <text:p text:style-name="P7"/>
      <text:p text:style-name="P7"/>
      <text:p text:style-name="P1">Kakšne so bile hipoteze in ali so bile sprejete, ali ovržene?</text:p>
      <text:p text:style-name="P16">Raziskava ni imela deduktivnih hipotez, imela pa je jasne cil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4:53:43.869172308</meta:creation-date>
    <dc:date>2017-12-22T15:02:17.835750011</dc:date>
    <meta:editing-duration>P1DT7H47M33S</meta:editing-duration>
    <meta:editing-cycles>5</meta:editing-cycles>
    <meta:generator>LibreOffice/5.1.6.2$Linux_X86_64 LibreOffice_project/10m0$Build-2</meta:generator>
    <meta:document-statistic meta:table-count="0" meta:image-count="0" meta:object-count="0" meta:page-count="2" meta:paragraph-count="20" meta:word-count="651" meta:character-count="5037" meta:non-whitespace-character-count="4404"/>
  </office:meta>
</office:document-meta>
</file>